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Pivot_20_Table_20_Corner">
      <style:table-cell-properties fo:border-bottom="0.99pt solid #000000" fo:border-left="2.01pt solid #000000" fo:border-right="none" fo:border-top="2.01pt solid #000000"/>
    </style:style>
    <style:style style:name="ce7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quipamento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996" table:default-cell-style-name="ce1"/>
        <table:table-row table:style-name="ro1"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bbreviation</text:p>
          </table:table-cell>
          <table:table-cell table:style-name="ce2" office:value-type="string" calcext:value-type="string">
            <text:p>setor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sal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o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ência Administrativ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ência Administrativ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ini Swit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rência Administrativ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6" calcext:value-type="float">
            <text:p>2896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11" calcext:value-type="float">
            <text:p>2911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Caixa S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6" calcext:value-type="float">
            <text:p>2896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n37aa-b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85" calcext:value-type="float">
            <text:p>2085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4" calcext:value-type="float">
            <text:p>2254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39" calcext:value-type="float">
            <text:p>2339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45" calcext:value-type="float">
            <text:p>2245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8" calcext:value-type="float">
            <text:p>2908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619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7" calcext:value-type="float">
            <text:p>209537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47" calcext:value-type="float">
            <text:p>2247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5" calcext:value-type="float">
            <text:p>2255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Caixa S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41" calcext:value-type="float">
            <text:p>2341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44" calcext:value-type="float">
            <text:p>2244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98" calcext:value-type="float">
            <text:p>2398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88" calcext:value-type="float">
            <text:p>2288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463" calcext:value-type="float">
            <text:p>2463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1" calcext:value-type="float">
            <text:p>2251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UPSAL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50" calcext:value-type="float">
            <text:p>2850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m2040dn/L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68" calcext:value-type="float">
            <text:p>2268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74" calcext:value-type="float">
            <text:p>2274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12" calcext:value-type="float">
            <text:p>209512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61" calcext:value-type="float">
            <text:p>2261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91" calcext:value-type="float">
            <text:p>2591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anager net 4t+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Access Point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a901nd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493" calcext:value-type="float">
            <text:p>209493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9" calcext:value-type="float">
            <text:p>2899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53" calcext:value-type="float">
            <text:p>209553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anager net 4t+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19" calcext:value-type="float">
            <text:p>2919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ads-3000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77" calcext:value-type="float">
            <text:p>253677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b49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2" calcext:value-type="float">
            <text:p>2252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9" calcext:value-type="float">
            <text:p>2899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14" calcext:value-type="float">
            <text:p>2914</text:p>
          </table:table-cell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10" calcext:value-type="float">
            <text:p>209510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7" calcext:value-type="float">
            <text:p>2257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611" calcext:value-type="float">
            <text:p>209611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tebo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788" calcext:value-type="float">
            <text:p>2788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UNIFI</text:p>
          </table:table-cell>
          <table:table-cell office:value-type="string" calcext:value-type="string">
            <text:p>Ubiquiti</text:p>
          </table:table-cell>
          <table:table-cell office:value-type="string" calcext:value-type="string">
            <text:p>Uap-ac-lr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4" calcext:value-type="float">
            <text:p>2894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2898 (PMFS)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12" calcext:value-type="float">
            <text:p>2912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8" calcext:value-type="float">
            <text:p>2898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71" calcext:value-type="float">
            <text:p>209571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94" calcext:value-type="float">
            <text:p>209594</text:p>
          </table:table-cell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84" calcext:value-type="float">
            <text:p>253684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80" calcext:value-type="float">
            <text:p>253680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2050s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85" calcext:value-type="float">
            <text:p>2385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Scanner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i240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790" calcext:value-type="float">
            <text:p>2790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65" calcext:value-type="float">
            <text:p>2065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-1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401" calcext:value-type="float">
            <text:p>2401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dcp8080d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92" calcext:value-type="float">
            <text:p>2292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23" calcext:value-type="float">
            <text:p>209523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80" calcext:value-type="float">
            <text:p>2980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ups120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3124" calcext:value-type="float">
            <text:p>283124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UNIFI</text:p>
          </table:table-cell>
          <table:table-cell office:value-type="string" calcext:value-type="string">
            <text:p>Ubiquiti</text:p>
          </table:table-cell>
          <table:table-cell office:value-type="string" calcext:value-type="string">
            <text:p>Uap-ac-lr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94" calcext:value-type="float">
            <text:p>2294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789" calcext:value-type="float">
            <text:p>2789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7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89" calcext:value-type="float">
            <text:p>2089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600bifxrm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08-d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91" calcext:value-type="float">
            <text:p>2291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43" calcext:value-type="float">
            <text:p>2243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-900-s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81" calcext:value-type="float">
            <text:p>2281</text:p>
          </table:table-cell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42" calcext:value-type="float">
            <text:p>209542</text:p>
          </table:table-cell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ms1400b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6" calcext:value-type="float">
            <text:p>2256</text:p>
          </table:table-cell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69" calcext:value-type="float">
            <text:p>2069</text:p>
          </table:table-cell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-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63" calcext:value-type="float">
            <text:p>209563</text:p>
          </table:table-cell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44" calcext:value-type="float">
            <text:p>2344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17" calcext:value-type="float">
            <text:p>2917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v 1600m net/bs-m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793" calcext:value-type="float">
            <text:p>2793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57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3" calcext:value-type="float">
            <text:p>2903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-b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netstatio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49" calcext:value-type="float">
            <text:p>2249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46" calcext:value-type="float">
            <text:p>2346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47" calcext:value-type="float">
            <text:p>2347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72" calcext:value-type="float">
            <text:p>2072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-1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1960t-p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89" calcext:value-type="float">
            <text:p>2289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43" calcext:value-type="float">
            <text:p>2343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908" calcext:value-type="float">
            <text:p>1908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Hi Tech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209615?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41" calcext:value-type="float">
            <text:p>2241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dcp8085d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898" calcext:value-type="float">
            <text:p>1898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Hi Tech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08-d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78" calcext:value-type="float">
            <text:p>2278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60" calcext:value-type="float">
            <text:p>2260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93" calcext:value-type="float">
            <text:p>2293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66" calcext:value-type="float">
            <text:p>2266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67" calcext:value-type="float">
            <text:p>253667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Yup-e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ntelbras</text:p>
          </table:table-cell>
          <table:table-cell office:value-type="string" calcext:value-type="string">
            <text:p>sf800q+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97" calcext:value-type="float">
            <text:p>209597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48" calcext:value-type="float">
            <text:p>2848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m2040dn/L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9" calcext:value-type="float">
            <text:p>2259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63" calcext:value-type="float">
            <text:p>2263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11" calcext:value-type="float">
            <text:p>209511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41" calcext:value-type="float">
            <text:p>209541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440" calcext:value-type="float">
            <text:p>2440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jet 200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65" calcext:value-type="float">
            <text:p>2265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64" calcext:value-type="float">
            <text:p>2264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70" calcext:value-type="float">
            <text:p>253670</text:p>
          </table:table-cell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Yup-e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78" calcext:value-type="float">
            <text:p>253678</text:p>
          </table:table-cell>
          <table:table-cell office:value-type="string" calcext:value-type="string">
            <text:p>PLENÁRI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b490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LENÁRI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LENÁRI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wx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LENÁRI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Yup-e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1" calcext:value-type="float">
            <text:p>2901</text:p>
          </table:table-cell>
          <table:table-cell office:value-type="string" calcext:value-type="string">
            <text:p>CONTROLAD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1" calcext:value-type="float">
            <text:p>2901</text:p>
          </table:table-cell>
          <table:table-cell office:value-type="string" calcext:value-type="string">
            <text:p>CONTROLAD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-b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AD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float" office:value="4137" calcext:value-type="float">
            <text:p>4137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98" calcext:value-type="float">
            <text:p>209598</text:p>
          </table:table-cell>
          <table:table-cell office:value-type="string" calcext:value-type="string">
            <text:p>CONTROLAD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2" calcext:value-type="float">
            <text:p>2902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74" calcext:value-type="float">
            <text:p>2074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118" calcext:value-type="float">
            <text:p>1118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ups office interactive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4" calcext:value-type="float">
            <text:p>2904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619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84" calcext:value-type="float">
            <text:p>2284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73" calcext:value-type="float">
            <text:p>2073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08-d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85" calcext:value-type="float">
            <text:p>2285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4" calcext:value-type="float">
            <text:p>2894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02" calcext:value-type="float">
            <text:p>2202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netstatio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5" calcext:value-type="float">
            <text:p>2895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2" calcext:value-type="float">
            <text:p>2902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49" calcext:value-type="float">
            <text:p>2849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m2040dn/L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Intelbras</text:p>
          </table:table-cell>
          <table:table-cell office:value-type="string" calcext:value-type="string">
            <text:p>sf800q+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42" calcext:value-type="float">
            <text:p>2342</text:p>
          </table:table-cell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aspire 5750-6_br864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0" calcext:value-type="float">
            <text:p>2900</text:p>
          </table:table-cell>
          <table:table-cell office:value-type="string" calcext:value-type="string">
            <text:p>CERIMONIAL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ERIMONIAL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792" calcext:value-type="float">
            <text:p>2792</text:p>
          </table:table-cell>
          <table:table-cell office:value-type="string" calcext:value-type="string">
            <text:p>CERIMONIAL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57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76" calcext:value-type="float">
            <text:p>253676</text:p>
          </table:table-cell>
          <table:table-cell office:value-type="string" calcext:value-type="string">
            <text:p>DIVISÃO DE INFORMÁTIC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b49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3" calcext:value-type="float">
            <text:p>2253</text:p>
          </table:table-cell>
          <table:table-cell office:value-type="string" calcext:value-type="string">
            <text:p>DIVISÃO DE INFORMÁTIC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2979.2022</text:p>
          </table:table-cell>
          <table:table-cell office:value-type="string" calcext:value-type="string">
            <text:p>DIVISÃO DE INFORMÁTIC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ups120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DIVISÃO DE INFORMÁTICA</text:p>
          </table:table-cell>
          <table:table-cell office:value-type="string" calcext:value-type="string">
            <text:p>Principal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253682" calcext:value-type="float">
            <text:p>253682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24" calcext:value-type="float">
            <text:p>209524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71" calcext:value-type="float">
            <text:p>253671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Yup-e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07" calcext:value-type="float">
            <text:p>209507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64" calcext:value-type="float">
            <text:p>2064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36sw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888" calcext:value-type="float">
            <text:p>1888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Hightech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57" calcext:value-type="float">
            <text:p>2257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20" calcext:value-type="float">
            <text:p>2220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31f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86" calcext:value-type="float">
            <text:p>2086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9" calcext:value-type="float">
            <text:p>2099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-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84" calcext:value-type="float">
            <text:p>2384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600s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69" calcext:value-type="float">
            <text:p>2269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88" calcext:value-type="float">
            <text:p>2588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600bi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75" calcext:value-type="float">
            <text:p>25367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51" calcext:value-type="float">
            <text:p>2851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Mfc-l6902d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351" calcext:value-type="float">
            <text:p>2351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600s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7" calcext:value-type="float">
            <text:p>2897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897" calcext:value-type="float">
            <text:p>2897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18" calcext:value-type="float">
            <text:p>2918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New 1200 std-ti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80" calcext:value-type="float">
            <text:p>2280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26" calcext:value-type="float">
            <text:p>209526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10" calcext:value-type="float">
            <text:p>2910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New 1200 std-ti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5" calcext:value-type="float">
            <text:p>2905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619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777" calcext:value-type="float">
            <text:p>2777</text:p>
          </table:table-cell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m2040dn/L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290" calcext:value-type="float">
            <text:p>2290</text:p>
          </table:table-cell>
          <table:table-cell office:value-type="string" calcext:value-type="string">
            <text:p>COORD. TRANSPORTE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ORD. TRANSPORTE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Proview</text:p>
          </table:table-cell>
          <table:table-cell office:value-type="string" calcext:value-type="string">
            <text:p>lp517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885" calcext:value-type="float">
            <text:p>1885</text:p>
          </table:table-cell>
          <table:table-cell office:value-type="string" calcext:value-type="string">
            <text:p>COORD. TRANSPORTE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rl1.5s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473" calcext:value-type="float">
            <text:p>2473</text:p>
          </table:table-cell>
          <table:table-cell office:value-type="string" calcext:value-type="string">
            <text:p>COORD. TRANSPORTE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jet 100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443" calcext:value-type="float">
            <text:p>2443</text:p>
          </table:table-cell>
          <table:table-cell office:value-type="string" calcext:value-type="string">
            <text:p>GABINETE LU DE RONY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09570" calcext:value-type="float">
            <text:p>209570</text:p>
          </table:table-cell>
          <table:table-cell office:value-type="string" calcext:value-type="string">
            <text:p>GABINETE LU DE RONY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09595" calcext:value-type="float">
            <text:p>209595</text:p>
          </table:table-cell>
          <table:table-cell office:value-type="string" calcext:value-type="string">
            <text:p>GABINETE LU DE RONY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16" calcext:value-type="float">
            <text:p>209516</text:p>
          </table:table-cell>
          <table:table-cell office:value-type="string" calcext:value-type="string">
            <text:p>GABINETE GALEGUINHO</text:p>
          </table:table-cell>
          <table:table-cell office:value-type="string" calcext:value-type="string">
            <text:p>Anexo – 3 andar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1" calcext:value-type="float">
            <text:p>209531</text:p>
          </table:table-cell>
          <table:table-cell office:value-type="string" calcext:value-type="string">
            <text:p>GABINETE GALEGUINHO</text:p>
          </table:table-cell>
          <table:table-cell office:value-type="string" calcext:value-type="string">
            <text:p>Anexo – 3 andar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88" calcext:value-type="float">
            <text:p>209588</text:p>
          </table:table-cell>
          <table:table-cell office:value-type="string" calcext:value-type="string">
            <text:p>GABINETE GALEGUINHO</text:p>
          </table:table-cell>
          <table:table-cell office:value-type="string" calcext:value-type="string">
            <text:p>Anexo – 3 andar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496" calcext:value-type="float">
            <text:p>209496</text:p>
          </table:table-cell>
          <table:table-cell office:value-type="string" calcext:value-type="string">
            <text:p>GABINETE LULINHA</text:p>
          </table:table-cell>
          <table:table-cell office:value-type="string" calcext:value-type="string">
            <text:p>Anexo – 3 anda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27" calcext:value-type="float">
            <text:p>209527</text:p>
          </table:table-cell>
          <table:table-cell office:value-type="string" calcext:value-type="string">
            <text:p>GABINETE LULINHA</text:p>
          </table:table-cell>
          <table:table-cell office:value-type="string" calcext:value-type="string">
            <text:p>Anexo – 3 anda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607" calcext:value-type="float">
            <text:p>209607</text:p>
          </table:table-cell>
          <table:table-cell office:value-type="string" calcext:value-type="string">
            <text:p>GABINETE LULINHA</text:p>
          </table:table-cell>
          <table:table-cell office:value-type="string" calcext:value-type="string">
            <text:p>Anexo – 3 anda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03" calcext:value-type="float">
            <text:p>209503</text:p>
          </table:table-cell>
          <table:table-cell office:value-type="string" calcext:value-type="string">
            <text:p>GABINETE CORREIA ZEZITO</text:p>
          </table:table-cell>
          <table:table-cell office:value-type="string" calcext:value-type="string">
            <text:p>Anexo – 3 andar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6" calcext:value-type="float">
            <text:p>209536</text:p>
          </table:table-cell>
          <table:table-cell office:value-type="string" calcext:value-type="string">
            <text:p>GABINETE CORREIA ZEZITO</text:p>
          </table:table-cell>
          <table:table-cell office:value-type="string" calcext:value-type="string">
            <text:p>Anexo – 3 andar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89" calcext:value-type="float">
            <text:p>209589</text:p>
          </table:table-cell>
          <table:table-cell office:value-type="string" calcext:value-type="string">
            <text:p>GABINETE CORREIA ZEZITO</text:p>
          </table:table-cell>
          <table:table-cell office:value-type="string" calcext:value-type="string">
            <text:p>Anexo – 3 andar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55" calcext:value-type="float">
            <text:p>209555</text:p>
          </table:table-cell>
          <table:table-cell office:value-type="string" calcext:value-type="string">
            <text:p>GABINETE CORREIA ZEZITO</text:p>
          </table:table-cell>
          <table:table-cell office:value-type="string" calcext:value-type="string">
            <text:p>Anexo – 3 andar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00" calcext:value-type="float">
            <text:p>209500</text:p>
          </table:table-cell>
          <table:table-cell office:value-type="string" calcext:value-type="string">
            <text:p>GABINETE PETRÔNIO</text:p>
          </table:table-cell>
          <table:table-cell office:value-type="string" calcext:value-type="string">
            <text:p>Anexo – 3 andar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47" calcext:value-type="float">
            <text:p>209547</text:p>
          </table:table-cell>
          <table:table-cell office:value-type="string" calcext:value-type="string">
            <text:p>GABINETE PETRÔNIO</text:p>
          </table:table-cell>
          <table:table-cell office:value-type="string" calcext:value-type="string">
            <text:p>Anexo – 3 andar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3672" calcext:value-type="float">
            <text:p>253672</text:p>
          </table:table-cell>
          <table:table-cell office:value-type="string" calcext:value-type="string">
            <text:p>GABINETE PETRÔNIO</text:p>
          </table:table-cell>
          <table:table-cell office:value-type="string" calcext:value-type="string">
            <text:p>Anexo – 3 andar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PETRÔNIO</text:p>
          </table:table-cell>
          <table:table-cell office:value-type="string" calcext:value-type="string">
            <text:p>Anexo – 3 andar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13" calcext:value-type="float">
            <text:p>209513</text:p>
          </table:table-cell>
          <table:table-cell office:value-type="string" calcext:value-type="string">
            <text:p>GABINETE JURANDY</text:p>
          </table:table-cell>
          <table:table-cell office:value-type="string" calcext:value-type="string">
            <text:p>Anexo – 3 andar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0" calcext:value-type="float">
            <text:p>209530</text:p>
          </table:table-cell>
          <table:table-cell office:value-type="string" calcext:value-type="string">
            <text:p>GABINETE JURANDY</text:p>
          </table:table-cell>
          <table:table-cell office:value-type="string" calcext:value-type="string">
            <text:p>Anexo – 3 andar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462" calcext:value-type="float">
            <text:p>2462</text:p>
          </table:table-cell>
          <table:table-cell office:value-type="string" calcext:value-type="string">
            <text:p>GABINETE JURANDY</text:p>
          </table:table-cell>
          <table:table-cell office:value-type="string" calcext:value-type="string">
            <text:p>Anexo – 3 andar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GABINETE JURANDY</text:p>
          </table:table-cell>
          <table:table-cell office:value-type="string" calcext:value-type="string">
            <text:p>Anexo – 3 andar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SILVIO DIAS</text:p>
          </table:table-cell>
          <table:table-cell office:value-type="string" calcext:value-type="string">
            <text:p>Anexo – 3 andar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2" calcext:value-type="float">
            <text:p>209532</text:p>
          </table:table-cell>
          <table:table-cell office:value-type="string" calcext:value-type="string">
            <text:p>GABINETE SILVIO DIAS</text:p>
          </table:table-cell>
          <table:table-cell office:value-type="string" calcext:value-type="string">
            <text:p>Anexo – 3 andar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592" calcext:value-type="float">
            <text:p>2592</text:p>
          </table:table-cell>
          <table:table-cell office:value-type="string" calcext:value-type="string">
            <text:p>GABINETE SILVIO DIAS</text:p>
          </table:table-cell>
          <table:table-cell office:value-type="string" calcext:value-type="string">
            <text:p>Anexo – 3 andar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SILVIO DIAS</text:p>
          </table:table-cell>
          <table:table-cell office:value-type="string" calcext:value-type="string">
            <text:p>Anexo – 3 andar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02" calcext:value-type="float">
            <text:p>209502</text:p>
          </table:table-cell>
          <table:table-cell office:value-type="string" calcext:value-type="string">
            <text:p>GABINETE ROM</text:p>
          </table:table-cell>
          <table:table-cell office:value-type="string" calcext:value-type="string">
            <text:p>Anexo – 3 andar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9" calcext:value-type="float">
            <text:p>209539</text:p>
          </table:table-cell>
          <table:table-cell office:value-type="string" calcext:value-type="string">
            <text:p>GABINETE ROM</text:p>
          </table:table-cell>
          <table:table-cell office:value-type="string" calcext:value-type="string">
            <text:p>Anexo – 3 andar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89" calcext:value-type="float">
            <text:p>209589</text:p>
          </table:table-cell>
          <table:table-cell office:value-type="string" calcext:value-type="string">
            <text:p>GABINETE ROM</text:p>
          </table:table-cell>
          <table:table-cell office:value-type="string" calcext:value-type="string">
            <text:p>Anexo – 3 andar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ROM</text:p>
          </table:table-cell>
          <table:table-cell office:value-type="string" calcext:value-type="string">
            <text:p>Anexo – 3 andar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GABINETE MARCOS LIMA</text:p>
          </table:table-cell>
          <table:table-cell office:value-type="string" calcext:value-type="string">
            <text:p>Anexo – 3 andar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GABINETE MARCOS LIMA</text:p>
          </table:table-cell>
          <table:table-cell office:value-type="string" calcext:value-type="string">
            <text:p>Anexo – 3 andar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GABINETE MARCOS LIMA</text:p>
          </table:table-cell>
          <table:table-cell office:value-type="string" calcext:value-type="string">
            <text:p>Anexo – 3 andar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GABINETE MARCOS LIMA</text:p>
          </table:table-cell>
          <table:table-cell office:value-type="string" calcext:value-type="string">
            <text:p>Anexo – 3 andar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253683" calcext:value-type="float">
            <text:p>253683</text:p>
          </table:table-cell>
          <table:table-cell office:value-type="string" calcext:value-type="string">
            <text:p>GABINETE EREMITA</text:p>
          </table:table-cell>
          <table:table-cell office:value-type="string" calcext:value-type="string">
            <text:p>Anexo – 2 anda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09569" calcext:value-type="float">
            <text:p>209569</text:p>
          </table:table-cell>
          <table:table-cell office:value-type="string" calcext:value-type="string">
            <text:p>GABINETE EREMITA</text:p>
          </table:table-cell>
          <table:table-cell office:value-type="string" calcext:value-type="string">
            <text:p>Anexo – 2 anda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EREMITA</text:p>
          </table:table-cell>
          <table:table-cell office:value-type="string" calcext:value-type="string">
            <text:p>Anexo – 2 anda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83" calcext:value-type="float">
            <text:p>209583</text:p>
          </table:table-cell>
          <table:table-cell office:value-type="string" calcext:value-type="string">
            <text:p>GABINETE EREMITA</text:p>
          </table:table-cell>
          <table:table-cell office:value-type="string" calcext:value-type="string">
            <text:p>Anexo – 2 anda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20" calcext:value-type="float">
            <text:p>209520</text:p>
          </table:table-cell>
          <table:table-cell office:value-type="string" calcext:value-type="string">
            <text:p>GABINETE FERNANDO TORRES</text:p>
          </table:table-cell>
          <table:table-cell office:value-type="string" calcext:value-type="string">
            <text:p>Anexo – 2 anda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GABINETE FERNANDO TORRES</text:p>
          </table:table-cell>
          <table:table-cell office:value-type="string" calcext:value-type="string">
            <text:p>Anexo – 2 anda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09596" calcext:value-type="float">
            <text:p>209596</text:p>
          </table:table-cell>
          <table:table-cell office:value-type="string" calcext:value-type="string">
            <text:p>GABINETE FERNANDO TORRES</text:p>
          </table:table-cell>
          <table:table-cell office:value-type="string" calcext:value-type="string">
            <text:p>Anexo – 2 anda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43" calcext:value-type="float">
            <text:p>209543</text:p>
          </table:table-cell>
          <table:table-cell office:value-type="string" calcext:value-type="string">
            <text:p>GABINETE FERNANDO TORRES</text:p>
          </table:table-cell>
          <table:table-cell office:value-type="string" calcext:value-type="string">
            <text:p>Anexo – 2 anda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LUIZ DA FEIRA</text:p>
          </table:table-cell>
          <table:table-cell office:value-type="string" calcext:value-type="string">
            <text:p>Anexo – 2 and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LUIZ DA FEIRA</text:p>
          </table:table-cell>
          <table:table-cell office:value-type="string" calcext:value-type="string">
            <text:p>Anexo – 2 and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53673" calcext:value-type="float">
            <text:p>253673</text:p>
          </table:table-cell>
          <table:table-cell office:value-type="string" calcext:value-type="string">
            <text:p>GABINETE LUIZ DA FEIRA</text:p>
          </table:table-cell>
          <table:table-cell office:value-type="string" calcext:value-type="string">
            <text:p>Anexo – 2 and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3" calcext:value-type="float">
            <text:p>209533</text:p>
          </table:table-cell>
          <table:table-cell office:value-type="string" calcext:value-type="string">
            <text:p>GABINETE LUIZ DA FEIRA</text:p>
          </table:table-cell>
          <table:table-cell office:value-type="string" calcext:value-type="string">
            <text:p>Anexo – 2 and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461" calcext:value-type="float">
            <text:p>2461</text:p>
          </table:table-cell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915" calcext:value-type="float">
            <text:p>2915</text:p>
          </table:table-cell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09602" calcext:value-type="float">
            <text:p>209602</text:p>
          </table:table-cell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900" calcext:value-type="float">
            <text:p>2900</text:p>
          </table:table-cell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5" calcext:value-type="float">
            <text:p>209535</text:p>
          </table:table-cell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495" calcext:value-type="float">
            <text:p>209495</text:p>
          </table:table-cell>
          <table:table-cell office:value-type="string" calcext:value-type="string">
            <text:p>GABINETE JHONATAS</text:p>
          </table:table-cell>
          <table:table-cell office:value-type="string" calcext:value-type="string">
            <text:p>Anexo – 2 anda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JHONATAS</text:p>
          </table:table-cell>
          <table:table-cell office:value-type="string" calcext:value-type="string">
            <text:p>Anexo – 2 anda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803" calcext:value-type="float">
            <text:p>2803</text:p>
          </table:table-cell>
          <table:table-cell office:value-type="string" calcext:value-type="string">
            <text:p>GABINETE JHONATAS</text:p>
          </table:table-cell>
          <table:table-cell office:value-type="string" calcext:value-type="string">
            <text:p>Anexo – 2 anda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95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IVAMBERG</text:p>
          </table:table-cell>
          <table:table-cell office:value-type="string" calcext:value-type="string">
            <text:p>Anexo – 2 anda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590" calcext:value-type="float">
            <text:p>2590</text:p>
          </table:table-cell>
          <table:table-cell office:value-type="string" calcext:value-type="string">
            <text:p>GABINETE IVAMBERG</text:p>
          </table:table-cell>
          <table:table-cell office:value-type="string" calcext:value-type="string">
            <text:p>Anexo – 2 anda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IVAMBERG</text:p>
          </table:table-cell>
          <table:table-cell office:value-type="string" calcext:value-type="string">
            <text:p>Anexo – 2 anda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45" calcext:value-type="float">
            <text:p>209545</text:p>
          </table:table-cell>
          <table:table-cell office:value-type="string" calcext:value-type="string">
            <text:p>GABINETE IVAMBERG</text:p>
          </table:table-cell>
          <table:table-cell office:value-type="string" calcext:value-type="string">
            <text:p>Anexo – 2 anda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497" calcext:value-type="float">
            <text:p>209497</text:p>
          </table:table-cell>
          <table:table-cell office:value-type="string" calcext:value-type="string">
            <text:p>GABINETE VALDEMIR</text:p>
          </table:table-cell>
          <table:table-cell office:value-type="string" calcext:value-type="string">
            <text:p>Anexo – 2 anda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09567" calcext:value-type="float">
            <text:p>209567</text:p>
          </table:table-cell>
          <table:table-cell office:value-type="string" calcext:value-type="string">
            <text:p>GABINETE VALDEMIR</text:p>
          </table:table-cell>
          <table:table-cell office:value-type="string" calcext:value-type="string">
            <text:p>Anexo – 2 anda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09606" calcext:value-type="float">
            <text:p>209606</text:p>
          </table:table-cell>
          <table:table-cell office:value-type="string" calcext:value-type="string">
            <text:p>GABINETE VALDEMIR</text:p>
          </table:table-cell>
          <table:table-cell office:value-type="string" calcext:value-type="string">
            <text:p>Anexo – 2 anda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48" calcext:value-type="float">
            <text:p>209548</text:p>
          </table:table-cell>
          <table:table-cell office:value-type="string" calcext:value-type="string">
            <text:p>GABINETE VALDEMIR</text:p>
          </table:table-cell>
          <table:table-cell office:value-type="string" calcext:value-type="string">
            <text:p>Anexo – 2 anda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06" calcext:value-type="float">
            <text:p>209506</text:p>
          </table:table-cell>
          <table:table-cell office:value-type="string" calcext:value-type="string">
            <text:p>GABINETE EDVALDO LIMA</text:p>
          </table:table-cell>
          <table:table-cell office:value-type="string" calcext:value-type="string">
            <text:p>Anexo – 2 anda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246" calcext:value-type="float">
            <text:p>2246</text:p>
          </table:table-cell>
          <table:table-cell office:value-type="string" calcext:value-type="string">
            <text:p>GABINETE EDVALDO LIMA</text:p>
          </table:table-cell>
          <table:table-cell office:value-type="string" calcext:value-type="string">
            <text:p>Anexo – 2 anda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09587" calcext:value-type="float">
            <text:p>209587</text:p>
          </table:table-cell>
          <table:table-cell office:value-type="string" calcext:value-type="string">
            <text:p>GABINETE EDVALDO LIMA</text:p>
          </table:table-cell>
          <table:table-cell office:value-type="string" calcext:value-type="string">
            <text:p>Anexo – 2 anda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37" calcext:value-type="float">
            <text:p>209537</text:p>
          </table:table-cell>
          <table:table-cell office:value-type="string" calcext:value-type="string">
            <text:p>GABINETE EDVALDO LIMA</text:p>
          </table:table-cell>
          <table:table-cell office:value-type="string" calcext:value-type="string">
            <text:p>Anexo – 2 anda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498" calcext:value-type="float">
            <text:p>209498</text:p>
          </table:table-cell>
          <table:table-cell office:value-type="string" calcext:value-type="string">
            <text:p>GABINETE EMERSON</text:p>
          </table:table-cell>
          <table:table-cell office:value-type="string" calcext:value-type="string">
            <text:p>Anexo – 2 anda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09566" calcext:value-type="float">
            <text:p>209566</text:p>
          </table:table-cell>
          <table:table-cell office:value-type="string" calcext:value-type="string">
            <text:p>GABINETE EMERSON</text:p>
          </table:table-cell>
          <table:table-cell office:value-type="string" calcext:value-type="string">
            <text:p>Anexo – 2 anda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break</text:p>
          </table:table-cell>
          <table:table-cell office:value-type="string" calcext:value-type="string">
            <text:p>Ragtech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53674" calcext:value-type="float">
            <text:p>253674</text:p>
          </table:table-cell>
          <table:table-cell office:value-type="string" calcext:value-type="string">
            <text:p>GABINETE EMERSON</text:p>
          </table:table-cell>
          <table:table-cell office:value-type="string" calcext:value-type="string">
            <text:p>Anexo – 2 anda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49" calcext:value-type="float">
            <text:p>209549</text:p>
          </table:table-cell>
          <table:table-cell office:value-type="string" calcext:value-type="string">
            <text:p>GABINETE EMERSON</text:p>
          </table:table-cell>
          <table:table-cell office:value-type="string" calcext:value-type="string">
            <text:p>Anexo – 2 anda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18" calcext:value-type="float">
            <text:p>209518</text:p>
          </table:table-cell>
          <table:table-cell office:value-type="string" calcext:value-type="string">
            <text:p>GABINETE JOSE MARQUES (CURUCA)</text:p>
          </table:table-cell>
          <table:table-cell office:value-type="string" calcext:value-type="string">
            <text:p>Anexo – 2 anda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09600" calcext:value-type="float">
            <text:p>209600</text:p>
          </table:table-cell>
          <table:table-cell office:value-type="string" calcext:value-type="string">
            <text:p>GABINETE JOSE MARQUES (CURUCA)</text:p>
          </table:table-cell>
          <table:table-cell office:value-type="string" calcext:value-type="string">
            <text:p>Anexo – 2 anda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546" calcext:value-type="float">
            <text:p>209546</text:p>
          </table:table-cell>
          <table:table-cell office:value-type="string" calcext:value-type="string">
            <text:p>GABINETE JOSE MARQUES (CURUCA)</text:p>
          </table:table-cell>
          <table:table-cell office:value-type="string" calcext:value-type="string">
            <text:p>Anexo – 2 anda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209499" calcext:value-type="float">
            <text:p>209499</text:p>
          </table:table-cell>
          <table:table-cell office:value-type="string" calcext:value-type="string">
            <text:p>GABINETE JOSE CARNEIRO</text:p>
          </table:table-cell>
          <table:table-cell office:value-type="string" calcext:value-type="string">
            <text:p>Anexo – 1 anda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C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209601" calcext:value-type="float">
            <text:p>209601</text:p>
          </table:table-cell>
          <table:table-cell office:value-type="string" calcext:value-type="string">
            <text:p>GABINETE JOSE CARNEIRO</text:p>
          </table:table-cell>
          <table:table-cell office:value-type="string" calcext:value-type="string">
            <text:p>Anexo – 1 anda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99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ABINETE JOSE CARNEIRO</text:p>
          </table:table-cell>
          <table:table-cell office:value-type="string" calcext:value-type="string">
            <text:p>Anexo – 1 anda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996"/>
        </table:table-row>
        <table:table-row table:style-name="ro1" table:number-rows-repeated="1048324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Tabela dinâmica_equipamentos_1" table:style-name="ta1">
        <table:table-column table:style-name="co1" table:default-cell-style-name="Pivot_20_Table_20_Field"/>
        <table:table-column table:style-name="co6" table:default-cell-style-name="ce13"/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- todas -</text:p>
          </table:table-cell>
        </table:table-row>
        <table:table-row table:style-name="ro1">
          <table:table-cell office:value-type="string" calcext:value-type="string">
            <text:p>Tipo equip.</text:p>
          </table:table-cell>
          <table:table-cell office:value-type="string" calcext:value-type="string">
            <text:p>- múltiplo -</text:p>
          </table:table-cell>
        </table:table-row>
        <table:table-row table:style-name="ro1">
          <table:table-cell office:value-type="string" calcext:value-type="string">
            <text:p>Localização</text:p>
          </table:table-cell>
          <table:table-cell office:value-type="string" calcext:value-type="string">
            <text:p>Anexo – térre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Soma - und</text:p>
          </table:table-cell>
          <table:table-cell table:style-name="ce14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5"/>
        </table:table-row>
      </table:table>
      <table:table table:name="totalização" table:style-name="ta1">
        <table:table-column table:style-name="co1" table:default-cell-style-name="ce2"/>
        <table:table-column table:style-name="co7" table:number-columns-repeated="20" table:default-cell-style-name="ce2"/>
        <table:table-column table:style-name="co1" table:number-columns-repeated="1003" table:default-cell-style-name="ce2"/>
        <table:table-row table:style-name="ro1">
          <table:table-cell table:style-name="ce16" office:value-type="string" calcext:value-type="string" table:number-columns-spanned="1" table:number-rows-spanned="2">
            <text:p>Setor</text:p>
          </table:table-cell>
          <table:table-cell table:style-name="ce16" office:value-type="string" calcext:value-type="string" table:number-columns-spanned="2" table:number-rows-spanned="1">
            <text:p>Notebook</text:p>
          </table:table-cell>
          <table:covered-table-cell/>
          <table:table-cell table:style-name="ce16" office:value-type="string" calcext:value-type="string" table:number-columns-spanned="2" table:number-rows-spanned="1">
            <text:p>PC</text:p>
          </table:table-cell>
          <table:covered-table-cell/>
          <table:table-cell table:style-name="ce16" office:value-type="string" calcext:value-type="string" table:number-columns-spanned="2" table:number-rows-spanned="1">
            <text:p>Teclado</text:p>
          </table:table-cell>
          <table:covered-table-cell/>
          <table:table-cell table:style-name="ce16" office:value-type="string" calcext:value-type="string" table:number-columns-spanned="2" table:number-rows-spanned="1">
            <text:p>Mouse</text:p>
          </table:table-cell>
          <table:covered-table-cell/>
          <table:table-cell table:style-name="ce16" office:value-type="string" calcext:value-type="string" table:number-columns-spanned="2" table:number-rows-spanned="1">
            <text:p>Monitor</text:p>
          </table:table-cell>
          <table:covered-table-cell/>
          <table:table-cell table:style-name="ce16" office:value-type="string" calcext:value-type="string" table:number-columns-spanned="2" table:number-rows-spanned="1">
            <text:p>Impressora</text:p>
          </table:table-cell>
          <table:covered-table-cell/>
          <table:table-cell table:style-name="ce16" office:value-type="string" calcext:value-type="string" table:number-columns-spanned="2" table:number-rows-spanned="1">
            <text:p>Multifuncional</text:p>
          </table:table-cell>
          <table:covered-table-cell/>
          <table:table-cell table:style-name="ce16" office:value-type="string" calcext:value-type="string" table:number-columns-spanned="2" table:number-rows-spanned="1">
            <text:p>Nobreak</text:p>
          </table:table-cell>
          <table:covered-table-cell/>
          <table:table-cell table:style-name="ce16" office:value-type="string" calcext:value-type="string" table:number-columns-spanned="2" table:number-rows-spanned="1">
            <text:p>Estabilizador</text:p>
          </table:table-cell>
          <table:covered-table-cell/>
          <table:table-cell table:style-name="ce16" office:value-type="string" calcext:value-type="string" table:number-columns-spanned="2" table:number-rows-spanned="1">
            <text:p>Webcam</text:p>
          </table:table-cell>
          <table:covered-table-cell/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table:number-columns-repeated="100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quipamentos.C1:equipamentos.H251"/>
      </table:database-ranges>
      <table:data-pilot-tables>
        <table:data-pilot-table table:name="DataPilot1" table:application-data="" table:target-range-address="'Tabela dinâmica_equipamentos_1'.A1:'Tabela dinâmica_equipamentos_1'.B6" table:buttons="'Tabela dinâmica_equipamentos_1'.A1 'Tabela dinâmica_equipamentos_1'.A2 'Tabela dinâmica_equipamentos_1'.A3" table:show-filter-button="false" table:drill-down-on-double-click="false">
          <table:source-cell-range table:cell-range-address="equipamentos.C1:equipamentos.H499"/>
          <table:data-pilot-field table:source-field-name="Setor" table:orientation="page" table:used-hierarchy="0" table:function="auto" loext:ignore-selected-page="true" table:selected-page="ALMOXARIFADO">
            <table:data-pilot-level table:show-empty="false" calcext:repeat-item-labels="false">
              <table:data-pilot-members>
                <table:data-pilot-member table:name="ALMOXARIFADO" table:display="true" table:show-details="true"/>
                <table:data-pilot-member table:name="ASCOM" table:display="true" table:show-details="true"/>
                <table:data-pilot-member table:name="BIBLIOTECA" table:display="true" table:show-details="true"/>
                <table:data-pilot-member table:name="CERIMONIAL" table:display="true" table:show-details="true"/>
                <table:data-pilot-member table:name="COMPRAS/LICITAÇÃO" table:display="true" table:show-details="true"/>
                <table:data-pilot-member table:name="CONTROLADORIA" table:display="true" table:show-details="true"/>
                <table:data-pilot-member table:name="COORD. TRANSPORTE" table:display="true" table:show-details="true"/>
                <table:data-pilot-member table:name="DIVISÃO DE INFORMÁTICA" table:display="true" table:show-details="true"/>
                <table:data-pilot-member table:name="FINANCEIRO" table:display="true" table:show-details="true"/>
                <table:data-pilot-member table:name="GABINETE CORREIA ZEZITO" table:display="true" table:show-details="true"/>
                <table:data-pilot-member table:name="GABINETE EDVALDO LIMA" table:display="true" table:show-details="true"/>
                <table:data-pilot-member table:name="GABINETE EMERSON" table:display="true" table:show-details="true"/>
                <table:data-pilot-member table:name="GABINETE EREMITA" table:display="true" table:show-details="true"/>
                <table:data-pilot-member table:name="GABINETE FERNANDO TORRES" table:display="true" table:show-details="true"/>
                <table:data-pilot-member table:name="GABINETE GALEGUINHO" table:display="true" table:show-details="true"/>
                <table:data-pilot-member table:name="GABINETE IVAMBERG" table:display="true" table:show-details="true"/>
                <table:data-pilot-member table:name="GABINETE JURANDY" table:display="true" table:show-details="true"/>
                <table:data-pilot-member table:name="GABINETE LU DE RONY" table:display="true" table:show-details="true"/>
                <table:data-pilot-member table:name="GABINETE LUIZ DA FEIRA" table:display="true" table:show-details="true"/>
                <table:data-pilot-member table:name="GABINETE LULINHA" table:display="true" table:show-details="true"/>
                <table:data-pilot-member table:name="GABINETE MARCOS LIMA" table:display="true" table:show-details="true"/>
                <table:data-pilot-member table:name="GABINETE PEDRO CÍCERO" table:display="true" table:show-details="true"/>
                <table:data-pilot-member table:name="GABINETE PEDRO JHONATAS" table:display="true" table:show-details="true"/>
                <table:data-pilot-member table:name="GABINETE PETRÔNIO" table:display="true" table:show-details="true"/>
                <table:data-pilot-member table:name="GABINETE ROM" table:display="true" table:show-details="true"/>
                <table:data-pilot-member table:name="GABINETE SILVIO DIAS" table:display="true" table:show-details="true"/>
                <table:data-pilot-member table:name="GABINETE VALDEMIR" table:display="true" table:show-details="true"/>
                <table:data-pilot-member table:name="Gerência Administrativa" table:display="true" table:show-details="true"/>
                <table:data-pilot-member table:name="LEGISLATIVO" table:display="true" table:show-details="true"/>
                <table:data-pilot-member table:name="OUVIDORIA" table:display="true" table:show-details="true"/>
                <table:data-pilot-member table:name="PLENÁRIO" table:display="true" table:show-details="true"/>
                <table:data-pilot-member table:name="PRESIDÊNCIA" table:display="true" table:show-details="true"/>
                <table:data-pilot-member table:name="PROCURADORIA" table:display="true" table:show-details="true"/>
                <table:data-pilot-member table:name="REDATORIA" table:display="true" table:show-details="true"/>
                <table:data-pilot-member table:name="R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 equip." table:orientation="page" table:used-hierarchy="0" table:function="auto" loext:ignore-selected-page="true" table:selected-page="Notebook">
            <table:data-pilot-level table:show-empty="false" calcext:repeat-item-labels="false">
              <table:data-pilot-members>
                <table:data-pilot-member table:name="Access Point" table:display="false" table:show-details="true"/>
                <table:data-pilot-member table:name="Caixa Som" table:display="false" table:show-details="true"/>
                <table:data-pilot-member table:name="Estabilizador" table:display="false" table:show-details="true"/>
                <table:data-pilot-member table:name="Impressora" table:display="false" table:show-details="true"/>
                <table:data-pilot-member table:name="Mini Switch" table:display="false" table:show-details="true"/>
                <table:data-pilot-member table:name="Monitor" table:display="false" table:show-details="true"/>
                <table:data-pilot-member table:name="Multifuncional" table:display="false" table:show-details="true"/>
                <table:data-pilot-member table:name="Nobreak" table:display="false" table:show-details="true"/>
                <table:data-pilot-member table:name="Notebook" table:display="true" table:show-details="true"/>
                <table:data-pilot-member table:name="PC" table:display="true" table:show-details="true"/>
                <table:data-pilot-member table:name="Scanner" table:display="false" table:show-details="true"/>
                <table:data-pilot-member table:name="Switch" table:display="false" table:show-details="true"/>
                <table:data-pilot-member table:name="UNIFI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calização" table:orientation="page" table:used-hierarchy="0" table:function="auto" loext:ignore-selected-page="true" table:selected-page="Anexo – térreo">
            <table:data-pilot-level table:show-empty="false" calcext:repeat-item-labels="false">
              <table:data-pilot-members>
                <table:data-pilot-member table:name="Anexo – 1 andar" table:display="false" table:show-details="true"/>
                <table:data-pilot-member table:name="Anexo – 2 andar" table:display="false" table:show-details="true"/>
                <table:data-pilot-member table:name="Anexo – 3 andar" table:display="false" table:show-details="true"/>
                <table:data-pilot-member table:name="Anexo – térreo" table:display="true" table:show-details="true"/>
                <table:data-pilot-member table:name="Principal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0:32:42.189265656</meta:creation-date>
    <dc:date>2023-04-10T08:31:48.189817127</dc:date>
    <meta:editing-duration>PT12H35M22S</meta:editing-duration>
    <meta:editing-cycles>141</meta:editing-cycles>
    <meta:generator>LibreOffice/7.3.7.2$Linux_X86_64 LibreOffice_project/30$Build-2</meta:generator>
    <meta:document-statistic meta:table-count="3" meta:cell-count="1810" meta:object-count="0"/>
  </office:meta>
</office:document-meta>
</file>